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link type="text/css"<text:line-break/>href="a%20la%20decouverte%20du%20html/stru2css.css" rel="stylesheet"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MILLE HERISSON</meta:initial-creator>
    <dc:creator>FAMILLE HERISSON</dc:creator>
    <meta:creation-date>2021-04-09T09:02:00Z</meta:creation-date>
    <dc:date>2021-04-09T09:02:00Z</dc:date>
    <meta:print-date>2021-04-09T09:0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" meta:character-count="91" meta:row-count="1" meta:non-whitespace-character-count="78"/>
  </office:meta>
</office:document-meta>
</file>